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officeooo:rsid="001f8017" officeooo:paragraph-rsid="001f8017"/>
    </style:style>
    <style:style style:name="P2" style:family="paragraph" style:parent-style-name="Heading_20_4">
      <style:text-properties officeooo:rsid="001f8017" officeooo:paragraph-rsid="001f8017"/>
    </style:style>
    <style:style style:name="P3" style:family="paragraph" style:parent-style-name="Standard">
      <style:text-properties officeooo:rsid="001f8017" officeooo:paragraph-rsid="001f8017"/>
    </style:style>
    <style:style style:name="P4" style:family="paragraph" style:parent-style-name="Standard">
      <style:text-properties officeooo:rsid="0023ce1e" officeooo:paragraph-rsid="0023ce1e"/>
    </style:style>
    <style:style style:name="P5" style:family="paragraph" style:parent-style-name="Standard">
      <style:text-properties fo:font-weight="bold" officeooo:rsid="0023ce1e" officeooo:paragraph-rsid="0023ce1e" style:font-weight-asian="bold" style:font-weight-complex="bold"/>
    </style:style>
    <style:style style:name="P6" style:family="paragraph" style:parent-style-name="Standard">
      <style:text-properties fo:font-weight="bold" officeooo:rsid="0028c83c" officeooo:paragraph-rsid="0028c83c" style:font-weight-asian="bold" style:font-weight-complex="bold"/>
    </style:style>
    <style:style style:name="P7" style:family="paragraph" style:parent-style-name="Standard">
      <style:text-properties fo:font-style="normal" officeooo:rsid="0023ce1e" officeooo:paragraph-rsid="0023ce1e" style:font-style-asian="normal" style:font-style-complex="normal"/>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2716a5"/>
    </style:style>
    <style:style style:name="T1" style:family="text">
      <style:text-properties officeooo:rsid="002519ea"/>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fluence: The Psychology of Persuasion by Robert Cialdini</text:h>
      <text:p text:style-name="P3"/>
      <text:h text:style-name="P2" text:outline-level="4">Scarcity</text:h>
      <text:p text:style-name="P8">Generally, we perceive something to be more valuable when it’s limited in availability. We value something more if we see its quantity reduced before our eyes (vs if it had been scarce from the onset), and we value it the most if it’s scarce due to demand or competition.</text:p>
      <text:h text:style-name="P2" text:outline-level="4">Authority</text:h>
      <text:p text:style-name="P8">We are all conditioned (to varying degrees) to obey figures of authority. However, it’s relatively easy to others to trigger our compliance through symbols of authority like titles, clothing and other status symbols.</text:p>
      <text:h text:style-name="P2" text:outline-level="4">Liking</text:h>
      <text:p text:style-name="P8">Generally, we’re more likely to agree to someone’s request if we know and like the person. Friendships and personal relationships can have a strong influence on our choices. Even if there’re no established friendships, you can trigger this principle simply by getting someone to like you.</text:p>
      <text:h text:style-name="P2" text:outline-level="4">Social Proof</text:h>
      <text:p text:style-name="P8">When we’re uncertain how to behave or react, we look to others for answers. We assume that if lots of people are doing something, it must be correct. We find this principle at work everywhere, from long queues to testimonials and phrases like “best-selling products”. </text:p>
      <text:h text:style-name="P2" text:outline-level="4">Consistency</text:h>
      <text:p text:style-name="P8">Once we take a stand or make a choice, we feel compelled to behave consistently with our earlier commitment and to justify our own decisions. For this principle to kick in, a real commitment must be made, with a fundamental shift in self-image—this is most likely to happen when (a) we’re <text:span text:style-name="Emphasis">actively doing</text:span> something in support of a position or decision, (b) have <text:span text:style-name="Emphasis">put in effort</text:span> into our choice and (c) when our stand is<text:span text:style-name="Emphasis"> pub</text:span><text:span text:style-name="Emphasis"><text:span text:style-name="T1">lic</text:span></text:span></text:p>
      <text:p text:style-name="P9"><text:span text:style-name="Emphasis"><text:span text:style-name="T3">If you can get someone to commit to a small initial action, it will be much easier to get them to commit to a larger action.</text:span></text:span></text:p>
      <text:p text:style-name="P9"><text:span text:style-name="Emphasis"><text:span text:style-name="T3">The best commitments involve actions - writing is a good on</text:span></text:span></text:p>
      <text:p text:style-name="P9"><text:span text:style-name="Emphasis"><text:span text:style-name="T3">Making a commitment public also helps with compliance, as that person wants to look consistent. </text:span></text:span></text:p>
      <text:p text:style-name="P9">Written commitments also require more work, and evidence shows that the more effort that goes into a commitment, the greater the influence</text:p>
      <text:p text:style-name="P7"/>
      <text:p text:style-name="P5">Reciprocity</text:p>
      <text:p text:style-name="P4"><text:soft-page-break/>When someone does something for us or gives us something, we feel obliged to repay in kind. The Reciprocity Principle is a vital part of human society—it facilitates sharing and cooperation which supports mankind’s social advancement.</text:p>
      <text:p text:style-name="P4"/>
      <text:p text:style-name="P6">Solutons</text:p>
      <text:p text:style-name="P4"/>
      <text:p text:style-name="P4">The best solution here is to recognize each action for what it truly is, and respond accordingly.</text:p>
      <text:p text:style-name="P4"/>
      <text:p text:style-name="P4">explain to the person what they are doing.  They will either stop, or leave you alone in confusion.</text:p>
      <text:p text:style-name="P4"/>
      <text:p text:style-name="P4">never fully trust social proof.  Rely on the objective facts, our prior experience, and our own judge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15T20:51:42.843040040</meta:creation-date>
    <dc:date>2023-07-15T21:50:01.047010577</dc:date>
    <meta:editing-duration>PT48M5S</meta:editing-duration>
    <meta:editing-cycles>8</meta:editing-cycles>
    <meta:generator>LibreOffice/6.4.7.2$Linux_X86_64 LibreOffice_project/40$Build-2</meta:generator>
    <meta:document-statistic meta:table-count="0" meta:image-count="0" meta:object-count="0" meta:page-count="2" meta:paragraph-count="21" meta:word-count="429" meta:character-count="2541" meta:non-whitespace-character-count="2131"/>
  </office:meta>
</office:document-meta>
</file>